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3333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30">
      <style:text-properties fo:color="#000000"/>
    </style:style>
    <style:style style:name="ce6" style:family="table-cell" style:parent-style-name="Default" style:data-style-name="N36">
      <style:text-properties fo:color="#000000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993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1" table:style-name="ce4">
            <text:p>0.1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13500000" table:style-name="ce4">
            <text:p>13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5" table:style-name="ce4">
            <text:p>0.5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7500000" table:style-name="ce4">
            <text:p>67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9" table:style-name="ce4">
            <text:p>0.9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121500000" table:style-name="ce4">
            <text:p>121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1" table:style-name="ce4">
            <text:p>0.1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13500000" table:style-name="ce4">
            <text:p>13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5" table:style-name="ce4">
            <text:p>0.5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7500000" table:style-name="ce4">
            <text:p>67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9" table:style-name="ce4">
            <text:p>0.9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121500000" table:style-name="ce4">
            <text:p>121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%</text:p>
          </table:table-cell>
          <table:table-cell table:number-columns-repeated="16363" table:style-name="ce2"/>
        </table:table-row>
        <table:table-row table:style-name="ro1">
          <table:table-cell table:number-columns-repeated="21" table:style-name="ce4"/>
          <table:table-cell table:number-columns-repeated="16363" table:style-name="ce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1" table:style-name="ce4">
            <text:p>0.1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13500000" table:style-name="ce4">
            <text:p>13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262500" table:style-name="ce4">
            <text:p>262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1.94444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5" table:style-name="ce4">
            <text:p>0.5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7500000" table:style-name="ce4">
            <text:p>67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1345500" table:style-name="ce4">
            <text:p>1345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1.99333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9" table:style-name="ce4">
            <text:p>0.9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121500000" table:style-name="ce4">
            <text:p>121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2422500" table:style-name="ce4">
            <text:p>2422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1.99383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1" table:style-name="ce4">
            <text:p>0.1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13500000" table:style-name="ce4">
            <text:p>13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208500" table:style-name="ce4">
            <text:p>208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1.54444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5" table:style-name="ce4">
            <text:p>0.5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7500000" table:style-name="ce4">
            <text:p>67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1045500" table:style-name="ce4">
            <text:p>1045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1.54889%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9" table:style-name="ce4">
            <text:p>0.9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121500000" table:style-name="ce4">
            <text:p>1215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1882500" table:style-name="ce4">
            <text:p>1882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1.54938%</text:p>
          </table:table-cell>
          <table:table-cell table:number-columns-repeated="16363" table:style-name="ce2"/>
        </table:table-row>
        <table:table-row table:number-rows-repeated="2" table:style-name="ro1">
          <table:table-cell table:number-columns-repeated="21" table:style-name="ce4"/>
          <table:table-cell table:number-columns-repeated="16363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500" table:style-name="ce4">
            <text:p>5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1" table:style-name="ce4">
            <text:p>0.1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750000" table:style-name="ce4">
            <text:p>675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28500" table:style-name="ce4">
            <text:p>28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.422222%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500" table:style-name="ce4">
            <text:p>5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5" table:style-name="ce4">
            <text:p>0.5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33750000" table:style-name="ce4">
            <text:p>3375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90000" table:style-name="ce4">
            <text:p>900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.266667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500" table:style-name="ce4">
            <text:p>5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9" table:style-name="ce4">
            <text:p>0.9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0750000" table:style-name="ce4">
            <text:p>6075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163500" table:style-name="ce4">
            <text:p>163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.269136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500" table:style-name="ce4">
            <text:p>5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1" table:style-name="ce4">
            <text:p>0.1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750000" table:style-name="ce4">
            <text:p>675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58500" table:style-name="ce4">
            <text:p>58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.866667%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500" table:style-name="ce4">
            <text:p>5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5" table:style-name="ce4">
            <text:p>0.5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33750000" table:style-name="ce4">
            <text:p>3375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310500" table:style-name="ce4">
            <text:p>310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.92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500" table:style-name="ce4">
            <text:p>5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9" table:style-name="ce4">
            <text:p>0.9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0750000" table:style-name="ce4">
            <text:p>6075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574500" table:style-name="ce4">
            <text:p>574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.945679%</text:p>
          </table:table-cell>
          <table:table-cell table:number-columns-repeated="16363" table:style-name="ce1"/>
        </table:table-row>
        <table:table-row table:number-rows-repeated="2" table:style-name="ro1">
          <table:table-cell table:number-columns-repeated="21" table:style-name="ce4"/>
          <table:table-cell table:number-columns-repeated="16363" table:style-name="ce1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1" table:style-name="ce4">
            <text:p>0.1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000000" table:style-name="ce4">
            <text:p>60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13500" table:style-name="ce4">
            <text:p>13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.225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5" table:style-name="ce4">
            <text:p>0.5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33000000" table:style-name="ce4">
            <text:p>330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73500" table:style-name="ce4">
            <text:p>73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.222727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AODV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9" table:style-name="ce4">
            <text:p>0.9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0000000" table:style-name="ce4">
            <text:p>600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93336" table:style-name="ce4">
            <text:p>93336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percentage" office:value="1.5555600000000001E-3" table:style-name="ce6">
            <text:p>0.155556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1" table:style-name="ce4">
            <text:p>0.1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000000" table:style-name="ce4">
            <text:p>60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60000" table:style-name="ce4">
            <text:p>600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1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5" table:style-name="ce4">
            <text:p>0.5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33000000" table:style-name="ce4">
            <text:p>330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316500" table:style-name="ce4">
            <text:p>3165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.959091%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4">
            <text:p>Algo</text:p>
          </table:table-cell>
          <table:table-cell office:value-type="string" table:style-name="ce4">
            <text:p>OLSR</text:p>
          </table:table-cell>
          <table:table-cell table:style-name="ce4"/>
          <table:table-cell office:value-type="string" table:style-name="ce4">
            <text:p>Nodes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string" table:style-name="ce4">
            <text:p>PTx(mW)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TrafInt</text:p>
          </table:table-cell>
          <table:table-cell office:value-type="float" office:value="0.9" table:style-name="ce4">
            <text:p>0.9</text:p>
          </table:table-cell>
          <table:table-cell table:style-name="ce4"/>
          <table:table-cell office:value-type="string" table:style-name="ce4">
            <text:p>TxBytes</text:p>
          </table:table-cell>
          <table:table-cell office:value-type="float" office:value="60000000" table:style-name="ce4">
            <text:p>60000000</text:p>
          </table:table-cell>
          <table:table-cell table:style-name="ce4"/>
          <table:table-cell office:value-type="string" table:style-name="ce4">
            <text:p>RxBytes</text:p>
          </table:table-cell>
          <table:table-cell office:value-type="float" office:value="573000" table:style-name="ce4">
            <text:p>573000</text:p>
          </table:table-cell>
          <table:table-cell table:style-name="ce4"/>
          <table:table-cell office:value-type="string" table:style-name="ce4">
            <text:p>efficiency</text:p>
          </table:table-cell>
          <table:table-cell office:value-type="string" table:style-name="ce5">
            <text:p>0.955%</text:p>
          </table:table-cell>
          <table:table-cell table:number-columns-repeated="16363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percentage-style style:name="N36">
      <number:number number:decimal-places="6" number:min-integer-digits="1"/>
      <number:text>%</number:text>
    </number:percentag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hargav</dc:creator>
    <dc:date>2015-04-06T01:23:00Z</dc:date>
    <meta:editing-cycles>4</meta:editing-cycles>
    <meta:editing-duration>PT57S</meta:editing-duration>
  </office:meta>
</office:document-meta>
</file>